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utlined_20_Blue">
      <style:graphic-properties draw:fill="solid" draw:fill-color="#dee6ef" draw:textarea-horizontal-align="justify" draw:textarea-vertical-align="middle" draw:auto-grow-height="false" fo:min-height="1.5cm" fo:min-width="4cm" draw:shadow="visible" draw:shadow-offset-x="0.176cm" draw:shadow-offset-y="0.176cm" draw:shadow-opacity="60%" loext:shadow-blur="0.176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utlined_20_Green">
      <style:graphic-properties svg:stroke-color="#c9211e" draw:fill="solid" draw:fill-color="#ffd8ce" draw:textarea-horizontal-align="justify" draw:textarea-vertical-align="middle" draw:auto-grow-height="false" fo:min-height="2.122cm" fo:min-width="4.95cm" draw:shadow="visible" draw:shadow-offset-x="0.176cm" draw:shadow-offset-y="0.176cm" draw:shadow-opacity="60%" loext:shadow-blur="0.176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5" style:family="graphic" style:parent-style-name="Outlined_20_Blue">
      <style:graphic-properties draw:fill="solid" draw:fill-color="#dee6ef" draw:textarea-horizontal-align="justify" draw:textarea-vertical-align="middle" draw:auto-grow-height="false" fo:min-height="3.5cm" fo:min-width="8cm" draw:shadow="visible" draw:shadow-offset-x="0.176cm" draw:shadow-offset-y="0.176cm" draw:shadow-opacity="60%" loext:shadow-blur="0.176cm"/>
      <style:paragraph-properties style:writing-mode="lr-tb"/>
    </style:style>
    <style:style style:name="gr6" style:family="graphic" style:parent-style-name="standard">
      <style:graphic-properties draw:stroke="solid" svg:stroke-width="0.004cm" svg:stroke-color="#dddddd" draw:marker-start-width="0.206cm" draw:marker-end-width="0.206cm" draw:fill-color="#dddddd" draw:textarea-horizontal-align="justify" draw:textarea-vertical-align="middle" draw:auto-grow-height="false" fo:min-height="8.496cm" fo:min-width="0.496cm" fo:padding-top="0.127cm" fo:padding-bottom="0.127cm" fo:padding-left="0.252cm" fo:padding-right="0.252cm" fo:wrap-option="wrap"/>
    </style:style>
    <style:style style:name="gr7" style:family="graphic" style:parent-style-name="standard">
      <style:graphic-properties draw:stroke="none" svg:stroke-width="0cm" svg:stroke-color="#ffffff" draw:fill="gradient" draw:fill-color="#dddddd" draw:fill-gradient-name="Gradient_20_3" draw:textarea-horizontal-align="justify" draw:textarea-vertical-align="middle" draw:auto-grow-height="false" fo:min-height="1cm" fo:min-width="0.5cm" fo:wrap-option="wrap"/>
    </style:style>
    <style:style style:name="gr8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5cm" fo:min-width="3.5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9" style:family="graphic" style:parent-style-name="Outlined_20_Blue">
      <style:graphic-properties svg:stroke-width="0.053cm" draw:marker-start-width="0.158cm" draw:marker-end-width="0.158cm" svg:stroke-linecap="round" draw:fill="solid" draw:fill-color="#b4c7dc" draw:textarea-horizontal-align="justify" draw:textarea-vertical-align="middle" draw:auto-grow-height="false" fo:min-height="1.25cm" fo:min-width="3.75cm" fo:padding-top="-0.014cm" fo:padding-bottom="-0.014cm" fo:padding-left="-0.014cm" fo:padding-right="-0.014cm" draw:shadow="hidden" draw:shadow-offset-x="0.176cm" draw:shadow-offset-y="0.176cm" draw:shadow-opacity="60%" loext:shadow-blur="0.1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12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4cm" draw:shadow="visible" draw:shadow-offset-x="0.176cm" draw:shadow-offset-y="0.176cm" draw:shadow-opacity="60%" loext:shadow-blur="0.176cm"/>
      <style:paragraph-properties style:writing-mode="lr-tb"/>
    </style:style>
    <style:style style:name="gr13" style:family="graphic" style:parent-style-name="Outlined_20_Red">
      <style:graphic-properties draw:fill="solid" draw:fill-color="#ffd8ce" draw:textarea-horizontal-align="justify" draw:textarea-vertical-align="middle" draw:auto-grow-height="false" fo:min-height="2.122cm" fo:min-width="4.95cm" draw:shadow="visible" draw:shadow-offset-x="0.176cm" draw:shadow-offset-y="0.176cm" draw:shadow-opacity="60%" loext:shadow-blur="0.176cm" loext:softedge-radius="0cm"/>
      <style:paragraph-properties style:writing-mode="lr-tb"/>
    </style:style>
    <style:style style:name="gr14" style:family="graphic" style:parent-style-name="objectwithoutfill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utlined_20_Yellow">
      <style:graphic-properties draw:fill="solid" draw:fill-color="#ffffd7" draw:textarea-horizontal-align="justify" draw:textarea-vertical-align="middle" draw:auto-grow-height="false" fo:min-height="1.5cm" fo:min-width="4cm" draw:shadow="visible" draw:shadow-offset-x="0.176cm" draw:shadow-offset-y="0.176cm" draw:shadow-opacity="60%" loext:shadow-blur="0.176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svg:stroke-color="#000000" draw:marker-start="Arrowheads_20_11" draw:marker-start-width="0.42cm" draw:marker-end="Arrowheads_20_2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8" style:family="graphic" style:parent-style-name="Outlined_20_Yellow">
      <style:graphic-properties draw:fill="solid" draw:fill-color="#ffffd7" draw:textarea-horizontal-align="justify" draw:textarea-vertical-align="middle" draw:auto-grow-height="false" fo:min-height="1.5cm" fo:min-width="4cm" draw:shadow="visible" draw:shadow-offset-x="0.212cm" draw:shadow-offset-y="0.212cm" draw:shadow-opacity="60%" loext:shadow-blur="0.1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0cm" fo:min-width="0cm" fo:wrap-option="wrap"/>
    </style:style>
    <style:style style:name="gr21" style:family="graphic" style:parent-style-name="Outlined_20_Green">
      <style:graphic-properties draw:fill="solid" draw:fill-color="#dde8cb" draw:textarea-horizontal-align="justify" draw:textarea-vertical-align="middle" draw:auto-grow-height="false" fo:min-height="1.5cm" fo:min-width="4.5cm" draw:shadow="visible" draw:shadow-offset-x="0.176cm" draw:shadow-offset-y="0.176cm" draw:shadow-opacity="60%" loext:shadow-blur="0.176cm"/>
      <style:paragraph-properties style:writing-mode="lr-tb"/>
    </style:style>
    <style:style style:name="gr22" style:family="graphic" style:parent-style-name="Outlined_20_Green">
      <style:graphic-properties svg:stroke-color="#c9211e" draw:fill="solid" draw:fill-color="#ffd8ce" draw:textarea-horizontal-align="justify" draw:textarea-vertical-align="middle" draw:auto-grow-height="false" fo:min-height="1.5cm" fo:min-width="4.5cm" draw:shadow="visible" draw:shadow-offset-x="0.176cm" draw:shadow-offset-y="0.176cm" draw:shadow-opacity="60%" loext:shadow-blur="0.176cm"/>
      <style:paragraph-properties style:writing-mode="lr-tb"/>
    </style:style>
    <style:style style:name="P1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dee6e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color="#c9211e" loext:opacity="100%" fo:font-size="14pt" fo:language="zxx" fo:country="none" fo:font-weight="bol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5" style:family="paragraph">
      <loext:graphic-properties draw:fill="solid" draw:fill-color="#ffd8ce"/>
      <style:paragraph-properties fo:text-align="center" style:writing-mode="lr-tb"/>
      <style:text-properties fo:color="#c9211e" loext:opacity="100%" loext:color-lum-mod="100%" loext:color-lum-off="0%" fo:font-size="14pt" fo:language="zxx" fo:country="none" fo:font-weight="bol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8" style:family="paragraph">
      <loext:graphic-properties draw:fill="none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loext:graphic-properties draw:fill="gradient" draw:fill-color="#dddddd" draw:fill-gradient-name="Gradient_20_3"/>
      <style:paragraph-properties fo:text-align="center"/>
    </style:style>
    <style:style style:name="P11" style:family="paragraph">
      <loext:graphic-properties draw:fill="solid" draw:fill-color="#b4c7dc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4pt" fo:language="zxx" fo:country="none" style:language-asian="zxx" style:country-asian="none" style:language-complex="zxx" style:country-complex="none"/>
    </style:style>
    <style:style style:name="P16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7" style:family="paragraph">
      <loext:graphic-properties draw:fill="solid" draw:fill-color="#dde8cb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8" style:family="paragraph">
      <style:paragraph-properties fo:text-align="center" style:writing-mode="lr-tb"/>
      <style:text-properties fo:font-size="21pt" fo:language="zxx" fo:country="none" style:language-asian="zxx" style:country-asian="none" style:language-complex="zxx" style:country-complex="none"/>
    </style:style>
    <style:style style:name="P19" style:family="paragraph">
      <loext:graphic-properties draw:fill="solid" draw:fill-color="#ffd8ce"/>
      <style:paragraph-properties fo:text-align="center" style:writing-mode="lr-tb"/>
      <style:text-properties fo:font-size="21pt"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4pt" fo:language="zxx" fo:country="none" style:language-asian="zxx" style:country-asian="none" style:language-complex="zxx" style:country-complex="none"/>
    </style:style>
    <style:style style:name="P21" style:family="paragraph">
      <loext:graphic-properties draw:fill="solid" draw:fill-color="#ffffd7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2" style:family="paragraph">
      <style:paragraph-properties fo:text-align="center" style:writing-mode="lr-tb"/>
      <style:text-properties fo:language="zxx" fo:country="none" fo:font-weight="bold" style:language-asian="zxx" style:country-asian="none" style:language-complex="zxx" style:country-complex="none"/>
    </style:style>
    <style:style style:name="P23" style:family="paragraph">
      <loext:graphic-properties draw:fill="solid" draw:fill-color="#ffffd7"/>
      <style:paragraph-properties fo:text-align="center" style:writing-mode="lr-tb"/>
      <style:text-properties fo:language="zxx" fo:country="none" fo:font-weight="bold" style:language-asian="zxx" style:country-asian="none" style:language-complex="zxx" style:country-complex="none"/>
    </style:style>
    <style:style style:name="P24" style:family="paragraph">
      <loext:graphic-properties draw:fill-color="#cccccc"/>
      <style:paragraph-properties fo:text-align="center"/>
    </style:style>
    <style:style style:name="P25" style:family="paragraph">
      <loext:graphic-properties draw:fill="solid" draw:fill-color="#dde8cb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26" style:family="paragraph">
      <style:paragraph-properties fo:text-align="center" style:writing-mode="lr-tb"/>
      <style:text-properties fo:color="#c9211e" loext:opacity="100%" style:font-name="Liberation Sans" fo:font-size="14pt" fo:language="zxx" fo:country="none" fo:font-weight="bol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>
      <loext:graphic-properties draw:fill="solid" draw:fill-color="#ffd8ce"/>
      <style:paragraph-properties fo:text-align="center" style:writing-mode="lr-tb"/>
      <style:text-properties fo:color="#c9211e" loext:opacity="100%" loext:color-lum-mod="100%" loext:color-lum-off="0%" style:font-name="Liberation Sans" fo:font-size="14pt" fo:language="zxx" fo:country="none" fo:font-weight="bol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color="#c9211e" loext:opacity="100%" style:font-name="Liberation Sans" fo:font-size="14pt" fo:language="zxx" fo:country="none" fo:font-weight="bold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color="#c9211e" loext:opacity="100%" style:font-name="Liberation Sans"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5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20pt" fo:language="zxx" fo:country="none" style:font-size-asian="20pt" style:language-asian="zxx" style:country-asian="none" style:font-size-complex="20pt" style:language-complex="zxx" style:country-complex="none"/>
    </style:style>
    <style:style style:name="T7" style:family="text">
      <style:text-properties style:text-position="33% 58%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font-size="14pt" fo:language="zxx" fo:country="none" style:language-asian="zxx" style:country-asian="none" style:language-complex="zxx" style:country-complex="none"/>
    </style:style>
    <style:style style:name="T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" style:family="text">
      <style:text-properties fo:font-size="21pt" fo:language="zxx" fo:country="none" style:language-asian="zxx" style:country-asian="none" style:language-complex="zxx" style:country-complex="none"/>
    </style:style>
    <style:style style:name="T11" style:family="text">
      <style:text-properties fo:language="zxx" fo:country="none" fo:font-weight="bold" style:language-asian="zxx" style:country-asian="none" style:language-complex="zxx" style:country-complex="none"/>
    </style:style>
    <style:style style:name="T12" style:family="text">
      <style:text-properties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3" style:family="text">
      <style:text-properties fo:language="zxx" fo:country="none" fo:font-weight="bold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4cm" svg:height="1.5cm" svg:x="16cm" svg:y="5.75cm">
          <text:p text:style-name="P1"><text:span text:style-name="T1">Wireshark</text:span></text:p>
          <text:p text:style-name="P1"><text:span text:style-name="T2">packet analyz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cm" svg:y1="6.5cm" svg:x2="16cm" svg:y2="6.5cm">
          <text:p/>
        </draw:line>
        <draw:custom-shape draw:style-name="gr3" draw:text-style-name="P5" draw:layer="layout" svg:width="4cm" svg:height="1.5cm" svg:x="16cm" svg:y="3.75cm">
          <text:p text:style-name="P4"><text:span text:style-name="T3">MeshVis</text:span></text:p>
          <text:p text:style-name="P4"><text:span text:style-name="T4">visualizer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3.75cm" svg:y1="6cm" svg:x2="16cm" svg:y2="4.5cm">
          <text:p text:style-name="P6"><text:span text:style-name="T5">JSON</text:span></text:p>
          <text:p text:style-name="P6"><text:span text:style-name="T5">/HTTP</text:span></text:p>
          <text:p text:style-name="P6"><text:span text:style-name="T5"/></text:p>
          <text:p text:style-name="P6"><text:span text:style-name="T5"/></text:p>
        </draw:line>
        <draw:custom-shape draw:style-name="gr5" draw:text-style-name="P2" draw:layer="layout" svg:width="8cm" svg:height="3.5cm" svg:x="6.5cm" svg:y="10cm">
          <text:p text:style-name="P1"><text:span text:style-name="T1"/></text:p>
          <text:p text:style-name="P1"><text:span text:style-name="T1"/></text:p>
          <text:p text:style-name="P1"><text:span text:style-name="T6"/></text:p>
          <text:p text:style-name="P1"><text:span text:style-name="T1">ChirpStack</text:span></text:p>
          <text:p text:style-name="P1"><text:span text:style-name="T2">LoRaWAN</text:span><text:span text:style-name="T7">®</text:span><text:span text:style-name="T2"> Network server</text:span></text:p>
          <draw:enhanced-geometry svg:viewBox="0 0 21600 21600" draw:type="rectangle" draw:enhanced-path="M 0 0 L 21600 0 21600 21600 0 21600 0 0 Z N"/>
        </draw:custom-shape>
        <draw:line draw:style-name="gr2" draw:text-style-name="P8" draw:layer="layout" svg:x1="8.683cm" svg:y1="7.73cm" svg:x2="8.433cm" svg:y2="10.73cm">
          <text:p/>
        </draw:line>
        <draw:custom-shape draw:style-name="gr6" draw:text-style-name="P9" draw:layer="layout" svg:width="1cm" svg:height="8.75cm" svg:x="2.25cm" svg:y="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cm" svg:height="1.25cm" svg:x="2.25cm" svg:y="12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.5cm" svg:height="1.25cm" svg:x="6.75cm" svg:y="10.75cm">
          <text:p text:style-name="P1"><text:span text:style-name="T1">Redis</text:span></text:p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75cm" svg:height="1.25cm" svg:x="10.5cm" svg:y="10.75cm">
          <text:p text:style-name="P1"><text:span text:style-name="T1">PostgreSQL</text:span></text:p>
          <text:p text:style-name="P1"><text:span text:style-name="T2">databas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25cm" svg:y1="7.75cm" svg:x2="12.5cm" svg:y2="10.75cm">
          <text:p/>
        </draw:line>
        <draw:frame draw:style-name="gr10" draw:text-style-name="P13" draw:layer="layout" svg:width="2cm" svg:height="0.9cm" svg:x="8.6cm" svg:y="8.55cm">
          <draw:text-box>
            <text:p text:style-name="P12"><text:span text:style-name="T8">API</text:span></text:p>
          </draw:text-box>
        </draw:frame>
        <draw:frame draw:style-name="gr11" draw:text-style-name="P13" draw:layer="layout" svg:width="2cm" svg:height="0.806cm" svg:x="6.75cm" svg:y="8.444cm">
          <draw:text-box>
            <text:p text:style-name="P12"><text:span text:style-name="T8">Telnet</text:span></text:p>
          </draw:text-box>
        </draw:frame>
        <draw:frame draw:style-name="gr11" draw:text-style-name="P15" draw:layer="layout" svg:width="2cm" svg:height="0.806cm" svg:x="12.25cm" svg:y="8.5cm">
          <draw:text-box>
            <text:p text:style-name="P14"><text:span text:style-name="T8">SQL</text:span></text:p>
          </draw:text-box>
        </draw:frame>
        <draw:custom-shape draw:style-name="gr12" draw:text-style-name="P17" draw:layer="layout" svg:width="4cm" svg:height="1.5cm" svg:x="16cm" svg:y="7.75cm">
          <text:p text:style-name="P16"><text:span text:style-name="T9">JSON event log</text:span></text:p>
          <text:p text:style-name="P16"><text:span text:style-name="T2">fi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5cm" svg:y1="7cm" svg:x2="16cm" svg:y2="8.5cm">
          <text:p/>
        </draw:line>
        <draw:custom-shape draw:style-name="gr13" draw:text-style-name="P19" draw:layer="layout" svg:width="7cm" svg:height="3cm" svg:x="7cm" svg:y="5cm">
          <text:p text:style-name="P18"><text:span text:style-name="T10">LoRa Radio</text:span><text:span text:style-name="T10"><text:line-break/></text:span><text:span text:style-name="T10">Simul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10.5cm" svg:y1="8cm" svg:x2="10.5cm" svg:y2="10cm">
          <text:p/>
        </draw:line>
        <draw:frame draw:style-name="gr11" draw:text-style-name="P20" draw:layer="layout" svg:width="2cm" svg:height="0.806cm" svg:x="14cm" svg:y="5.694cm">
          <draw:text-box>
            <text:p text:style-name="P6"><text:span text:style-name="T8">UDP</text:span></text:p>
          </draw:text-box>
        </draw:frame>
        <draw:line draw:style-name="gr2" draw:text-style-name="P3" draw:layer="layout" svg:x1="4.75cm" svg:y1="4cm" svg:x2="7.177cm" svg:y2="5.977cm">
          <text:p/>
        </draw:line>
        <draw:custom-shape draw:style-name="gr15" draw:text-style-name="P21" draw:layer="layout" svg:width="4cm" svg:height="1.5cm" svg:x="0.5cm" svg:y="7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cm" svg:height="1.5cm" svg:x="0.75cm" svg:y="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3" draw:layer="layout" svg:width="4cm" svg:height="1.5cm" svg:x="1cm" svg:y="8.25cm">
          <text:p text:style-name="P22"><text:span text:style-name="T11">Gateway</text:span></text:p>
          <text:p text:style-name="P22"><text:span text:style-name="T12">C application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5cm" svg:y1="11.75cm" svg:x2="6.5cm" svg:y2="11.75cm">
          <text:p/>
        </draw:line>
        <draw:line draw:style-name="gr17" draw:text-style-name="P8" draw:layer="layout" svg:x1="5cm" svg:y1="8.75cm" svg:x2="7.094cm" svg:y2="6.924cm">
          <text:p text:style-name="P6"><text:span text:style-name="T5">stdio</text:span></text:p>
          <text:p><text:span text:style-name="T8"/></text:p>
        </draw:line>
        <draw:frame draw:style-name="gr11" draw:text-style-name="P20" draw:layer="layout" svg:width="2cm" svg:height="0.806cm" svg:x="4.75cm" svg:y="10.944cm">
          <draw:text-box>
            <text:p text:style-name="P6"><text:span text:style-name="T8">UDP</text:span></text:p>
          </draw:text-box>
        </draw:frame>
        <draw:custom-shape draw:style-name="gr18" draw:text-style-name="P21" draw:layer="layout" svg:width="4cm" svg:height="1.5cm" svg:x="0.5cm" svg:y="5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cm" svg:height="1.5cm" svg:x="0.75cm" svg:y="5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4cm" svg:height="1.5cm" svg:x="1cm" svg:y="5.75cm">
          <text:p text:style-name="P22"><text:span text:style-name="T13">Node</text:span><text:span text:style-name="T13"><text:line-break/></text:span><text:span text:style-name="T12">C application</text:span>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7cm" svg:y1="6.5cm" svg:x2="5cm" svg:y2="6.5cm">
          <text:p/>
        </draw:line>
        <draw:frame draw:style-name="gr19" draw:text-style-name="P15" draw:layer="layout" svg:width="1.75cm" svg:height="1cm" svg:x="5.25cm" svg:y="5.75cm">
          <draw:text-box>
            <text:p text:style-name="P14"><text:span text:style-name="T8">stdio</text:span></text:p>
          </draw:text-box>
        </draw:frame>
        <draw:custom-shape draw:style-name="gr20" draw:text-style-name="P24" draw:layer="layout" svg:width="0.5cm" svg:height="0.5cm" svg:x="2.5cm" svg:y="4.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5" draw:layer="layout" svg:width="4.5cm" svg:height="1.5cm" svg:x="0.5cm" svg:y="2.75cm">
          <text:p text:style-name="P1"><text:span text:style-name="T1">CSV file</text:span></text:p>
          <text:p text:style-name="P1"><text:span text:style-name="T2">device definitions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cm" svg:height="1.5cm" svg:x="0.5cm" svg:y="10.2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4cm" svg:height="1.5cm" svg:x="0.75cm" svg:y="10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4cm" svg:height="1.5cm" svg:x="1cm" svg:y="10.75cm">
          <text:p text:style-name="P22"><text:span text:style-name="T13">Mesh Node</text:span><text:span text:style-name="T13"><text:line-break/></text:span><text:span text:style-name="T12">Python</text:span></text:p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5cm" svg:y1="11cm" svg:x2="7.75cm" svg:y2="7.5cm">
          <text:p text:style-name="P12"><text:span text:style-name="T5">stdio <text:s text:c="2"/></text:span></text:p>
          <text:p><text:span text:style-name="T8"/></text:p>
        </draw:line>
        <draw:line draw:style-name="gr17" draw:text-style-name="P8" draw:layer="layout" svg:x1="5cm" svg:y1="9.25cm" svg:x2="6.5cm" svg:y2="11cm">
          <text:p text:style-name="P6"><text:span text:style-name="T5">UDP <text:s text:c="10"/></text:span></text:p>
          <text:p text:style-name="P14"><text:span text:style-name="T14"/></text:p>
        </draw:line>
        <draw:line draw:style-name="gr2" draw:text-style-name="P3" draw:layer="layout" svg:x1="2.75cm" svg:y1="2cm" svg:x2="2.75cm" svg:y2="2.75cm">
          <text:p/>
        </draw:line>
        <draw:custom-shape draw:style-name="gr22" draw:text-style-name="P27" draw:layer="layout" svg:width="4.5cm" svg:height="1.5cm" svg:x="0.5cm" svg:y="0.5cm">
          <text:p text:style-name="P26"><text:span text:style-name="T3">DeviceSetup</text:span></text:p>
          <text:p text:style-name="P26"><text:span text:style-name="T4">configurat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Gradient_20_3" draw:display-name="Gradient 3" draw:style="linear" draw:start-color="#dddddd" draw:end-color="#ffffff" draw:start-intensity="100%" draw:end-intensity="100%" draw:angle="0deg" draw:border="0%"/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0.5cm" fo:page-height="14.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09T10:00:43.126973070</meta:creation-date>
    <dc:date>2024-01-19T16:32:43.864000000</dc:date>
    <meta:editing-duration>PT1H39M14S</meta:editing-duration>
    <meta:editing-cycles>19</meta:editing-cycles>
    <meta:generator>LibreOffice/7.4.0.3$Windows_X86_64 LibreOffice_project/f85e47c08ddd19c015c0114a68350214f7066f5a</meta:generator>
    <meta:document-statistic meta:object-count="40"/>
  </office:meta>
</office:document-meta>
</file>